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83095" officeooo:paragraph-rsid="00383095"/>
    </style:style>
    <style:style style:name="P16" style:family="paragraph" style:parent-style-name="Text_20_body">
      <style:paragraph-properties fo:text-align="start" style:justify-single-word="false"/>
      <style:text-properties style:font-name="Georgia" officeooo:rsid="003e3044" officeooo:paragraph-rsid="003e3044"/>
    </style:style>
    <style:style style:name="P17" style:family="paragraph" style:parent-style-name="Text_20_body">
      <style:paragraph-properties fo:text-align="center" style:justify-single-word="false"/>
      <style:text-properties style:font-name="Georgia" officeooo:rsid="003e3044" officeooo:paragraph-rsid="003e3044"/>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style:style style:name="T40" style:family="text">
      <style:text-properties officeooo:rsid="003d1444"/>
    </style:style>
    <style:style style:name="T41" style:family="text">
      <style:text-properties officeooo:rsid="0040c374"/>
    </style:style>
    <style:style style:name="T42" style:family="text">
      <style:text-properties officeooo:rsid="00439508"/>
    </style:style>
    <style:style style:name="T43" style:family="text">
      <style:text-properties officeooo:rsid="0043a97e"/>
    </style:style>
    <style:style style:name="T44" style:family="text">
      <style:text-properties officeooo:rsid="00450f7f"/>
    </style:style>
    <style:style style:name="T45" style:family="text">
      <style:text-properties officeooo:rsid="0045bb63"/>
    </style:style>
    <style:style style:name="T46" style:family="text">
      <style:text-properties officeooo:rsid="0046f425"/>
    </style:style>
    <style:style style:name="T47" style:family="text">
      <style:text-properties officeooo:rsid="0048d3d0"/>
    </style:style>
    <style:style style:name="T48" style:family="text">
      <style:text-properties officeooo:rsid="004a2d6a"/>
    </style:style>
    <style:style style:name="T49" style:family="text">
      <style:text-properties officeooo:rsid="004aa98f"/>
    </style:style>
    <style:style style:name="T50" style:family="text">
      <style:text-properties officeooo:rsid="004be9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8">you</text:span> commander, I owe you <text:span text:style-name="T39">one</text:span>.”</text:p>
      <text:p text:style-name="P14"><text:tab/>“Yeah you do, navigating flight traffic isn’t an easy job. Monson out.” She closed the line. Looking to another officer, she gave orders. “Take over, <text:span text:style-name="T40">keep en eye on Transport Gamma there. I don’t like what they’re trying.</text:span> I’ll be back.” Kate exited C&amp;C.</text:p>
      <text:p text:style-name="P14"/>
      <text:p text:style-name="P17">* * *</text:p>
      <text:p text:style-name="P17"/>
      <text:p text:style-name="P16"><text:tab/><text:span text:style-name="T41">Major Jack O’Brien piloted his fighter in open space. </text:span><text:span text:style-name="T42">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3">Sometimes being in command had its advantages.</text:span></text:p>
      <text:p text:style-name="P16"><text:tab/><text:span text:style-name="T44">Closing in on a small moon, Jack prepared for landing. </text:span><text:span text:style-name="T45">The moon orbited Shuka and was rarely visited by any Earth officer. </text:span><text:span text:style-name="T46">In fact, Jack didn’t have any records of any Earth </text:span><text:soft-page-break/><text:span text:style-name="T46">officer visiting the base. Not since Earth placed the base there for the Shuka population to use as they saw fit.</text:span></text:p>
      <text:p text:style-name="P16"><text:tab/><text:span text:style-name="T47">Opening a channel, Jack contacted the base. “Shuka Base, this is Atlantic Fighter Calypso, Major Jack O’Brien in command. Requesting permission to land.” </text:span><text:span text:style-name="T48">He waited for a response to his hail.</text:span></text:p>
      <text:p text:style-name="P16"><text:tab/><text:span text:style-name="T50">A comm channel opened with static at first, then it was followed by a female voice. </text:span>“<text:span text:style-name="T49">Calypso, you are cleared for landing. We will have an ambassadorial delegation greet you.” The communications line clo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3-16T17:20:02.682207059">03/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6T17:20:02.592283467</dc:date>
    <meta:editing-duration>PT6H42M</meta:editing-duration>
    <meta:editing-cycles>62</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9" meta:word-count="1646" meta:character-count="9117" meta:non-whitespace-character-count="7478"/>
  </office:meta>
</office:document-meta>
</file>